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378d9" officeooo:paragraph-rsid="000378d9"/>
    </style:style>
    <style:style style:name="P2" style:family="paragraph" style:parent-style-name="Standard">
      <style:paragraph-properties fo:text-align="justify" style:justify-single-word="false"/>
      <style:text-properties fo:font-size="12pt" officeooo:rsid="0002b93c" officeooo:paragraph-rsid="0002b93c" style:font-size-asian="12pt" style:font-size-complex="12pt"/>
    </style:style>
    <style:style style:name="P3" style:family="paragraph" style:parent-style-name="Standard">
      <style:paragraph-properties fo:text-align="justify" style:justify-single-word="false"/>
      <style:text-properties fo:font-size="12pt" officeooo:rsid="0005f0e5" officeooo:paragraph-rsid="0005f0e5" style:font-size-asian="12pt" style:font-size-complex="12pt"/>
    </style:style>
    <style:style style:name="P4" style:family="paragraph" style:parent-style-name="Standard">
      <style:paragraph-properties fo:text-align="justify" style:justify-single-word="false"/>
      <style:text-properties fo:font-size="12pt" officeooo:rsid="0005f0e5" officeooo:paragraph-rsid="00073d4b" style:font-size-asian="12pt" style:font-size-complex="12pt"/>
    </style:style>
    <style:style style:name="P5" style:family="paragraph" style:parent-style-name="Standard">
      <style:paragraph-properties fo:text-align="justify" style:justify-single-word="false"/>
      <style:text-properties fo:font-size="12pt" officeooo:rsid="00073d4b" officeooo:paragraph-rsid="00073d4b" style:font-size-asian="12pt" style:font-size-complex="12pt"/>
    </style:style>
    <style:style style:name="P6" style:family="paragraph" style:parent-style-name="Standard">
      <style:paragraph-properties fo:text-align="justify" style:justify-single-word="false"/>
      <style:text-properties fo:font-size="12pt" officeooo:rsid="000896e7" officeooo:paragraph-rsid="000896e7" style:font-size-asian="12pt" style:font-size-complex="12pt"/>
    </style:style>
    <style:style style:name="P7" style:family="paragraph" style:parent-style-name="Standard">
      <style:paragraph-properties fo:text-align="justify" style:justify-single-word="false"/>
      <style:text-properties fo:font-size="12pt" officeooo:rsid="000896e7" officeooo:paragraph-rsid="000998b1" style:font-size-asian="12pt" style:font-size-complex="12pt"/>
    </style:style>
    <style:style style:name="T1" style:family="text">
      <style:text-properties officeooo:rsid="000378d9"/>
    </style:style>
    <style:style style:name="T2" style:family="text">
      <style:text-properties officeooo:rsid="0004f823"/>
    </style:style>
    <style:style style:name="T3" style:family="text">
      <style:text-properties officeooo:rsid="00059541"/>
    </style:style>
    <style:style style:name="T4" style:family="text">
      <style:text-properties officeooo:rsid="0005f0e5"/>
    </style:style>
    <style:style style:name="T5" style:family="text">
      <style:text-properties officeooo:rsid="0006b6cc"/>
    </style:style>
    <style:style style:name="T6" style:family="text">
      <style:text-properties officeooo:rsid="00073d4b"/>
    </style:style>
    <style:style style:name="T7" style:family="text">
      <style:text-properties officeooo:rsid="000896e7"/>
    </style:style>
    <style:style style:name="T8" style:family="text">
      <style:text-properties officeooo:rsid="000998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span text:style-name="T1">Para o desenvolvimento desse sistema de recomendação deve ser feita uma análise nas amostras com base nos índices de relação na matriz de correlação para identificar quais características semelhantes os usuários tem entre si para pode recomendar com precisão esses produtos. </text:span><text:span text:style-name="T2">Um dos atributos relevantes para essa recomendação é a variável idade, </text:span><text:span text:style-name="T4">que</text:span><text:span text:style-name="T2"> possui ruido </text:span><text:span text:style-name="T4">e </text:span><text:span text:style-name="T8">o </text:span><text:span text:style-name="T4">histórico de compras</text:span><text:span text:style-name="T2">.</text:span><text:span text:style-name="T1"> </text:span><text:span text:style-name="T2">Então antes da seleção dessas amostras é preciso ser feita uma limpeza nesses dados ruidosos e que precisam ser tratados e removidos. Há algumas técnicas para essa etapa do trabalho, como o encestamento</text:span><text:span text:style-name="T5">(data binning ou bucketing)</text:span><text:span text:style-name="T2"> ou clustering que irá remover esses dados inconsistentes </text:span><text:span text:style-name="T3">que</text:span><text:span text:style-name="T2"> prejudicam a performance e a generalização do modelo. Após a remoção dos dados ruidosos </text:span><text:span text:style-name="T3">deve ser criado um modelo de aprendizado de máquina que irá encontrar similaridade nos itens comprados por usuário com base em nas variáveis que possuem maior relação com o comportamento de compras dos usuários, ou seja, uma menor distância. </text:span></text:p>
      <text:p text:style-name="P3">Após o tratamento e seleção desses dados o algoritmo é criado e deve com frequência monitorar as novas estratégias do mercado <text:s/><text:span text:style-name="T8">para descobrir</text:span> quais dados com base na correlação indicam o comportamento de compra de um usuário. Ao fim sugerir o produto na Alexa do cliente, o cliente gostar da sugestão e adquirir o produto. <text:span text:style-name="T8">Isso é adicionado ao modelo e treinado novamente.</text:span></text:p>
      <text:p text:style-name="P3"/>
      <text:p text:style-name="P3">2.</text:p>
      <text:p text:style-name="P4">a. <text:s/><text:span text:style-name="T5">Para utilizar o K-NN para solucionar esse problema devo primeiro fazer uma análise dos dados visando identificar dados ruidosos que serão tratados com </text:span><text:span text:style-name="T2">encestamento</text:span><text:span text:style-name="T5">(também chamados de data binning ou bucketing)</text:span><text:span text:style-name="T2"> ou clustering. </text:span><text:span text:style-name="T5">Para a criação do conjunto de dados deve ser feita uma análise com base na correlação entre eles, principalmente observando a matriz de correlação das amostras. Para encontrar quais dados são os que mais se aproximam da solução do problema. Para a criação do conjunto de dados posso usar a estratégias do </text:span><text:span text:style-name="T8">h</text:span><text:span text:style-name="T5">oldout 80/20 onde é divido 80% das amostras para treinamento e 20% delas são para validação/teste. Para o treinamento posso trabalhar com o cross-validation que irá alternar entre rodadas de </text:span><text:span text:style-name="T6">treino quais conjuntos de dados assumirão o papel de treinamento, validação ou teste, assim permitindo a maior generalização do modelo.</text:span></text:p>
      <text:p text:style-name="P4"><text:span text:style-name="T6"><text:tab/>Para a produção o algoritmo deve trabalhar primeiro recebendo as classes, identificar qual a menor distância entre elas e realizar a sugestão de produtos com base em sua correlação e analisar se essa sugestão, se sim o modelo irá aprender com esses comportamento e passar a propor ainda mais sugestões.</text:span></text:p>
      <text:p text:style-name="P4"/>
      <text:p text:style-name="P5">b. Usando o CBR (Case-base Reasoning) posso projetar um sistema de recomendação de soluções caso haja problemas nos aparelhos ou produtos ofertados pela eBay. Com base em soluções passadas é <text:span text:style-name="T7">criado um banco de dados de soluções. Usando a estratégias dos 4Rs: Recuperação, Reutilização, Reavaliação e Retenção.</text:span></text:p>
      <text:p text:style-name="P5"/>
      <text:p text:style-name="P6">Recuperação: é realizada uma busca no banco de dados com base na similaridade do problema atual e verificado se há casos semelhantes a ele no conjunto de dados.</text:p>
      <text:p text:style-name="P6">Reutilização: se o problema tem grande semelhança com o problema atual ele é sugerido como uma possível solução.</text:p>
      <text:p text:style-name="P7">Reavaliação: se essa solução resolveu completamente o problema ela é considerada um caso válido para esse problema e pode ser reutilizada.</text:p>
      <text:p text:style-name="P7"><text:span text:style-name="T8">Retenção: salvar o caso válido na base de dados, já que ele foi considerada válido e resolveu o problem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0:08:45.774462808</meta:creation-date>
    <dc:date>2024-12-13T15:11:18.060018775</dc:date>
    <meta:editing-duration>PT3H3M43S</meta:editing-duration>
    <meta:editing-cycles>1</meta:editing-cycles>
    <meta:document-statistic meta:table-count="0" meta:image-count="0" meta:object-count="0" meta:page-count="1" meta:paragraph-count="10" meta:word-count="541" meta:character-count="3375" meta:non-whitespace-character-count="2840"/>
    <meta:generator>LibreOffice/24.2.7.2$Linux_X86_64 LibreOffice_project/420$Build-2</meta:generator>
  </office:meta>
</office:document-meta>
</file>